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3, 2021 (09:18:0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3T13:18:08Z</meta:creation-date>
    <dc:date>2021-06-13T13:18:08Z</dc:date>
    <meta:user-defined meta:name="date" meta:value-type="string">June  13, 2021 (09:18:0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